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PropertyRule.getPropertyType( String propertyClassName , Class beanClass , String property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ppedPropertyRule.getPropertyDescriptor( Class beanClass , String property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ppedPropertyRule.MappedProperty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